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b521" officeooo:paragraph-rsid="0000b521"/>
    </style:style>
    <style:style style:name="P2" style:family="paragraph" style:parent-style-name="Standard">
      <style:text-properties officeooo:rsid="00048370" officeooo:paragraph-rsid="00048370"/>
    </style:style>
    <style:style style:name="P3" style:family="paragraph" style:parent-style-name="Standard" style:list-style-name="L1">
      <style:text-properties officeooo:rsid="0000b521" officeooo:paragraph-rsid="0000b521"/>
    </style:style>
    <style:style style:name="P4" style:family="paragraph" style:parent-style-name="Standard" style:list-style-name="L1">
      <style:text-properties officeooo:rsid="0017c3ce" officeooo:paragraph-rsid="0017c3ce"/>
    </style:style>
    <style:style style:name="P5" style:family="paragraph" style:parent-style-name="Standard" style:list-style-name="L1">
      <style:text-properties officeooo:rsid="0015df53" officeooo:paragraph-rsid="0015df53"/>
    </style:style>
    <style:style style:name="P6" style:family="paragraph" style:parent-style-name="Standard" style:list-style-name="L1">
      <style:text-properties officeooo:rsid="00022853" officeooo:paragraph-rsid="00022853"/>
    </style:style>
    <style:style style:name="P7" style:family="paragraph" style:parent-style-name="Standard" style:list-style-name="L1">
      <style:text-properties officeooo:rsid="00022853" officeooo:paragraph-rsid="0012b1be"/>
    </style:style>
    <style:style style:name="P8" style:family="paragraph" style:parent-style-name="Standard" style:list-style-name="L1">
      <style:text-properties officeooo:rsid="0002ddb7" officeooo:paragraph-rsid="0002ddb7"/>
    </style:style>
    <style:style style:name="P9" style:family="paragraph" style:parent-style-name="Standard" style:list-style-name="L1">
      <style:text-properties officeooo:rsid="000eb591" officeooo:paragraph-rsid="000eb591"/>
    </style:style>
    <style:style style:name="P10" style:family="paragraph" style:parent-style-name="Standard" style:list-style-name="L1">
      <style:text-properties officeooo:rsid="0010b45e" officeooo:paragraph-rsid="0010b45e"/>
    </style:style>
    <style:style style:name="P11" style:family="paragraph" style:parent-style-name="Standard" style:list-style-name="L1">
      <style:text-properties officeooo:rsid="0012b1be" officeooo:paragraph-rsid="0012b1be"/>
    </style:style>
    <style:style style:name="P12" style:family="paragraph" style:parent-style-name="Standard" style:list-style-name="L2">
      <style:text-properties officeooo:rsid="0012b1be" officeooo:paragraph-rsid="0012b1be"/>
    </style:style>
    <style:style style:name="P13" style:family="paragraph" style:parent-style-name="Standard" style:list-style-name="L1">
      <style:text-properties officeooo:rsid="0013110e" officeooo:paragraph-rsid="0013110e"/>
    </style:style>
    <style:style style:name="P14" style:family="paragraph" style:parent-style-name="Standard" style:list-style-name="L2">
      <style:text-properties officeooo:rsid="00077783" officeooo:paragraph-rsid="00077783"/>
    </style:style>
    <style:style style:name="P15" style:family="paragraph" style:parent-style-name="Standard" style:list-style-name="L2">
      <style:text-properties officeooo:rsid="00077783" officeooo:paragraph-rsid="0019350d"/>
    </style:style>
    <style:style style:name="P16" style:family="paragraph" style:parent-style-name="Standard" style:list-style-name="L2">
      <style:text-properties officeooo:rsid="000a2e18" officeooo:paragraph-rsid="000a2e18"/>
    </style:style>
    <style:style style:name="P17" style:family="paragraph" style:parent-style-name="Standard" style:list-style-name="L2">
      <style:text-properties officeooo:rsid="0008ac89" officeooo:paragraph-rsid="0008ac89"/>
    </style:style>
    <style:style style:name="P18" style:family="paragraph" style:parent-style-name="Standard" style:list-style-name="L2">
      <style:text-properties officeooo:rsid="000bbfa1" officeooo:paragraph-rsid="000bbfa1"/>
    </style:style>
    <style:style style:name="P19" style:family="paragraph" style:parent-style-name="Standard" style:list-style-name="L2">
      <style:text-properties officeooo:rsid="000d0ecd" officeooo:paragraph-rsid="000d0ecd"/>
    </style:style>
    <style:style style:name="T1" style:family="text">
      <style:text-properties officeooo:rsid="00048370"/>
    </style:style>
    <style:style style:name="T2" style:family="text">
      <style:text-properties officeooo:rsid="0008ac89"/>
    </style:style>
    <style:style style:name="T3" style:family="text">
      <style:text-properties officeooo:rsid="000a89a3"/>
    </style:style>
    <style:style style:name="T4" style:family="text">
      <style:text-properties officeooo:rsid="000eb591"/>
    </style:style>
    <style:style style:name="T5" style:family="text">
      <style:text-properties officeooo:rsid="0010b788"/>
    </style:style>
    <style:style style:name="T6" style:family="text">
      <style:text-properties officeooo:rsid="0012b1be"/>
    </style:style>
    <style:style style:name="T7" style:family="text">
      <style:text-properties officeooo:rsid="0012b1ee"/>
    </style:style>
    <style:style style:name="T8" style:family="text">
      <style:text-properties officeooo:rsid="00183f70"/>
    </style:style>
    <style:style style:name="T9" style:family="text">
      <style:text-properties officeooo:rsid="001884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ks <text:span text:style-name="T1">low-tier</text:span></text:p>
      <text:list xml:id="list3160937406" text:style-name="L1">
        <text:list-item>
          <text:p text:style-name="P3">Gluttony </text:p>
          <text:list>
            <text:list-item>
              <text:p text:style-name="P3">Faster recovery <text:span text:style-name="T9">while not in combat</text:span></text:p>
            </text:list-item>
            <text:list-item>
              <text:p text:style-name="P3">Faster fat-burn</text:p>
            </text:list-item>
            <text:list-item>
              <text:p text:style-name="P3">higher penalty for <text:span text:style-name="T8">starving</text:span></text:p>
            </text:list-item>
            <text:list-item>
              <text:p text:style-name="P4">not compatible with <text:span text:style-name="T9">low-metabolism</text:span></text:p>
            </text:list-item>
          </text:list>
        </text:list-item>
        <text:list-item>
          <text:p text:style-name="P5">Low-metabolism</text:p>
          <text:list>
            <text:list-item>
              <text:p text:style-name="P5">Slower fat-burn</text:p>
            </text:list-item>
            <text:list-item>
              <text:p text:style-name="P5">lower penalty for <text:span text:style-name="T8">starving</text:span></text:p>
            </text:list-item>
            <text:list-item>
              <text:p text:style-name="P4">not compatible with gluttony</text:p>
            </text:list-item>
          </text:list>
        </text:list-item>
        <text:list-item>
          <text:p text:style-name="P6">Stone skin</text:p>
          <text:list>
            <text:list-item>
              <text:p text:style-name="P6">extra def</text:p>
            </text:list-item>
            <text:list-item>
              <text:p text:style-name="P7">higher body weight</text:p>
            </text:list-item>
            <text:list-item>
              <text:p text:style-name="P7"><text:span text:style-name="T6">less sensitive </text:span><text:tab/></text:p>
            </text:list-item>
          </text:list>
        </text:list-item>
        <text:list-item>
          <text:p text:style-name="P8">Essence flow</text:p>
          <text:list>
            <text:list-item>
              <text:p text:style-name="P8">Steal more</text:p>
            </text:list-item>
            <text:list-item>
              <text:p text:style-name="P8">Lose more</text:p>
            </text:list-item>
          </text:list>
        </text:list-item>
        <text:list-item>
          <text:p text:style-name="P9">Deep sleeper</text:p>
          <text:list>
            <text:list-item>
              <text:p text:style-name="P9">Pass more time while sleeping</text:p>
            </text:list-item>
            <text:list-item>
              <text:p text:style-name="P9">Higher chance to gain well rested</text:p>
            </text:list-item>
            <text:list-item>
              <text:p text:style-name="P10">Higher change to be <text:span text:style-name="T5">surprise</text:span> attacked while camping, <text:span text:style-name="T5">note not higher chance to be attacked but higher chance to for opponent to get first couple of hit.</text:span></text:p>
            </text:list-item>
          </text:list>
        </text:list-item>
        <text:list-item>
          <text:p text:style-name="P11">Delicate</text:p>
          <text:list>
            <text:list-item>
              <text:p text:style-name="P11">+ Charms</text:p>
            </text:list-item>
            <text:list-item>
              <text:p text:style-name="P11">more sensitive</text:p>
            </text:list-item>
          </text:list>
        </text:list-item>
        <text:list-item>
          <text:p text:style-name="P11"><text:span text:style-name="T7">Enhanced</text:span> senses</text:p>
          <text:list>
            <text:list-item>
              <text:p text:style-name="P11">+dex</text:p>
            </text:list-item>
            <text:list-item>
              <text:p text:style-name="P11">Less chance to be surprised attacked</text:p>
            </text:list-item>
            <text:list-item>
              <text:p text:style-name="P11">more sensitive</text:p>
            </text:list-item>
          </text:list>
        </text:list-item>
        <text:list-item>
          <text:p text:style-name="P13">Healthy body</text:p>
          <text:list>
            <text:list-item>
              <text:p text:style-name="P13">Recover health faster</text:p>
            </text:list-item>
            <text:list-item>
              <text:p text:style-name="P13">More health</text:p>
            </text:list-item>
          </text:list>
        </text:list-item>
        <text:list-item>
          <text:p text:style-name="P13">Strong mind</text:p>
          <text:list>
            <text:list-item>
              <text:p text:style-name="P13">Recover mind faster</text:p>
            </text:list-item>
            <text:list-item>
              <text:p text:style-name="P13">More willpower</text:p>
            </text:list-item>
          </text:list>
        </text:list-item>
        <text:list-item>
          <text:p text:style-name="P13">p</text:p>
        </text:list-item>
      </text:list>
      <text:p text:style-name="P2">Perk mid-tier</text:p>
      <text:list xml:id="list2557660167" text:style-name="L2">
        <text:list-item>
          <text:p text:style-name="P14">Thug</text:p>
          <text:list>
            <text:list-item>
              <text:p text:style-name="P16">+ Str, <text:span text:style-name="T3">Dex</text:span></text:p>
            </text:list-item>
            <text:list-item>
              <text:p text:style-name="P14"><text:span text:style-name="T2">Opponents</text:span> hp doesn’t recover fully</text:p>
            </text:list-item>
            <text:list-item>
              <text:p text:style-name="P17">They also lose trust/affinity</text:p>
            </text:list-item>
            <text:list-item>
              <text:p text:style-name="P17">Gain obedience</text:p>
            </text:list-item>
          </text:list>
        </text:list-item>
        <text:list-item>
          <text:p text:style-name="P18">Seductress</text:p>
          <text:list>
            <text:list-item>
              <text:p text:style-name="P18">+Charm</text:p>
            </text:list-item>
            <text:list-item>
              <text:p text:style-name="P19">Bonus to not wearing heavy armor<text:span text:style-name="T4">(sklanty )</text:span></text:p>
            </text:list-item>
          </text:list>
        </text:list-item>
        <text:list-item>
          <text:p text:style-name="P12">Greedy</text:p>
          <text:list>
            <text:list-item>
              <text:p text:style-name="P12">Gain more gold</text:p>
            </text:list-item>
            <text:list-item>
              <text:p text:style-name="P12">Sell &amp; Buy at better cost</text:p>
            </text:list-item>
            <text:list-item>
              <text:p text:style-name="P12">Merchants will start disliking you</text:p>
            </text:list-item>
          </text:list>
        </text:list-item>
        <text:list-item>
          <text:p text:style-name="P14"><text:soft-page-break/>p</text:p>
        </text:list-item>
        <text:list-item>
          <text:p text:style-name="P15">p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11-08T16:12:35.958000000</dc:date>
    <meta:editing-duration>P7DT5H29M4S</meta:editing-duration>
    <meta:editing-cycles>23</meta:editing-cycles>
    <meta:document-statistic meta:table-count="0" meta:image-count="0" meta:object-count="0" meta:page-count="2" meta:paragraph-count="51" meta:word-count="208" meta:character-count="1007" meta:non-whitespace-character-count="895"/>
  </office:meta>
</office:document-meta>
</file>